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28in" fo:break-before="auto" style:use-optimal-row-height="true"/>
    </style:style>
    <style:style style:name="ro7" style:family="table-row">
      <style:table-row-properties style:row-height="0.4807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5181in" fo:break-before="auto" style:use-optimal-row-height="false"/>
    </style:style>
    <style:style style:name="ro10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6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2" table:default-cell-style-name="ce83"/>
        <table:table-column table:style-name="co8" table:default-cell-style-name="ce87"/>
        <table:table-column table:style-name="co9" table:number-columns-repeated="1015" table:default-cell-style-name="ce60"/>
        <table:table-row table:style-name="ro1">
          <table:table-cell table:style-name="ce59"/>
          <table:table-cell table:style-name="ce62" office:value-type="string" calcext:value-type="string">
            <text:p>sc4</text:p>
          </table:table-cell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80" office:value-type="string" calcext:value-type="string">
            <text:p>sc2 (new)</text:p>
          </table:table-cell>
          <table:table-cell table:style-name="ce84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63" office:value-type="string" calcext:value-type="string">
            <text:p>ETH_CRS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63" office:value-type="string" calcext:value-type="string">
            <text:p>ETH_R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63" office:value-type="string" calcext:value-type="string">
            <text:p>ETH_MDIO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64" office:value-type="string" calcext:value-type="string">
            <text:p>UPR1_SP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64" office:value-type="string" calcext:value-type="string">
            <text:p>INT_BUT</text:p>
          </table:table-cell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2">Функцию удалить         в SC2 платы клавиатуры нет         </text:span>   В  коде ошибка -  на PC12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64" office:value-type="string" calcext:value-type="string">
            <text:p>MKVKL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64" office:value-type="string" calcext:value-type="string">
            <text:p>RELE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63" office:value-type="string" calcext:value-type="string">
            <text:p>ETH_RX_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63" office:value-type="string" calcext:value-type="string">
            <text:p>ETH_MC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64" office:value-type="string" calcext:value-type="string">
            <text:p>VOL+</text:p>
          </table:table-cell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2.743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85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64" office:value-type="string" calcext:value-type="string">
            <text:p>VOL-</text:p>
          </table:table-cell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85" office:value-type="string" calcext:value-type="string">
            <text:p>IN7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64" office:value-type="string" calcext:value-type="string">
            <text:p>SENS+</text:p>
          </table:table-cell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4.33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RELE1_UPR</text:p>
          </table:table-cell>
          <table:table-cell table:style-name="ce85" office:value-type="string" calcext:value-type="string">
            <text:p>IN6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64" office:value-type="string" calcext:value-type="string">
            <text:p>SENS-</text:p>
          </table:table-cell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5.2925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AMP_UPR</text:p>
          </table:table-cell>
          <table:table-cell table:style-name="ce85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3" office:value-type="string" calcext:value-type="string">
            <text:p>JTAG_TM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3" office:value-type="string" calcext:value-type="string">
            <text:p>JTAG_TC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3" office:value-type="string" calcext:value-type="string">
            <text:p>JTAG_TDI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65" office:value-type="string" calcext:value-type="string">
            <text:p>ETH_RXD2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65" office:value-type="string" calcext:value-type="string">
            <text:p>ETH_R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65" office:value-type="string" calcext:value-type="string">
            <text:p>POW_DOW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65" office:value-type="string" calcext:value-type="string">
            <text:p>JTAG_TDO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65" office:value-type="string" calcext:value-type="string">
            <text:p>JTAG_TRS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65" office:value-type="string" calcext:value-type="string">
            <text:p>TEST_BU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65" office:value-type="string" calcext:value-type="string">
            <text:p>I2C1_SCL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65" office:value-type="string" calcext:value-type="string">
            <text:p>I2C1_SDA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65" office:value-type="string" calcext:value-type="string">
            <text:p>ETH_T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65" office:value-type="string" calcext:value-type="string">
            <text:p>TEST_LED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65" office:value-type="string" calcext:value-type="string">
            <text:p>ETH_RX_ER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65" office:value-type="string" calcext:value-type="string">
            <text:p>ETH_TX_E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65" office:value-type="string" calcext:value-type="string">
            <text:p>ETH_TXD0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65" office:value-type="string" calcext:value-type="string">
            <text:p>ETH_TXD1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3" office:value-type="string" calcext:value-type="string">
            <text:p>ETH_MDC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3" office:value-type="string" calcext:value-type="string">
            <text:p>ETH_TX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3" office:value-type="string" calcext:value-type="string">
            <text:p>ETH_T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3" office:value-type="string" calcext:value-type="string">
            <text:p>ETH_RX_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63" office:value-type="string" calcext:value-type="string">
            <text:p>ETH_RX_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1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6</text:p>
          </table:table-cell>
          <table:table-cell table:style-name="ce8" office:value-type="string" calcext:value-type="string">
            <text:p>CFG_UI0</text:p>
          </table:table-cell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85" office:value-type="string" calcext:value-type="string">
            <text:p>IN4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PC7</text:p>
          </table:table-cell>
          <table:table-cell table:style-name="ce8" office:value-type="string" calcext:value-type="string">
            <text:p>CFG_UI1</text:p>
          </table:table-cell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81" office:value-type="string" calcext:value-type="string">
            <text:p>-</text:p>
          </table:table-cell>
          <table:table-cell table:style-name="ce85" office:value-type="string" calcext:value-type="string">
            <text:p>IN3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8</text:p>
          </table:table-cell>
          <table:table-cell table:style-name="ce8" office:value-type="string" calcext:value-type="string">
            <text:p>CFG_UI2</text:p>
          </table:table-cell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81" office:value-type="string" calcext:value-type="string">
            <text:p>I2C3_INT</text:p>
          </table:table-cell>
          <table:table-cell table:style-name="ce85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63" office:value-type="string" calcext:value-type="string">
            <text:p>I2C3_SDA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DA</text:p>
          </table:table-cell>
          <table:table-cell table:style-name="ce85" office:value-type="string" calcext:value-type="string">
            <text:p>IN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82" office:value-type="string" calcext:value-type="string">
            <text:p>L1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82" office:value-type="string" calcext:value-type="string">
            <text:p>L2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82" office:value-type="string" calcext:value-type="string">
            <text:p>L3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59" office:value-type="string" calcext:value-type="string">
            <text:p>PC14</text:p>
          </table:table-cell>
          <table:table-cell table:style-name="ce64" office:value-type="string" calcext:value-type="string">
            <text:p>MIC_INT</text:p>
          </table:table-cell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63" office:value-type="string" calcext:value-type="string">
            <text:p>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63" office:value-type="string" calcext:value-type="string">
            <text:p>D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63" office:value-type="string" calcext:value-type="string">
            <text:p>~O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63" office:value-type="string" calcext:value-type="string">
            <text:p>~W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WE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64" office:value-type="string" calcext:value-type="string">
            <text:p>NORMA_UPR</text:p>
          </table:table-cell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81" office:value-type="string" calcext:value-type="string">
            <text:p>-</text:p>
          </table:table-cell>
          <table:table-cell table:style-name="ce85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63" office:value-type="string" calcext:value-type="string">
            <text:p>~C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63" office:value-type="string" calcext:value-type="string">
            <text:p>D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63" office:value-type="string" calcext:value-type="string">
            <text:p>D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63" office:value-type="string" calcext:value-type="string">
            <text:p>D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63" office:value-type="string" calcext:value-type="string">
            <text:p>A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63" office:value-type="string" calcext:value-type="string">
            <text:p>A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63" office:value-type="string" calcext:value-type="string">
            <text:p>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63" office:value-type="string" calcext:value-type="string">
            <text:p>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63" office:value-type="string" calcext:value-type="string">
            <text:p>BE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63" office:value-type="string" calcext:value-type="string">
            <text:p>BE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63" office:value-type="string" calcext:value-type="string">
            <text:p>SAI1_MCL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63" office:value-type="string" calcext:value-type="string">
            <text:p>SAI1_SD_B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63" office:value-type="string" calcext:value-type="string">
            <text:p>SAI1_FS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63" office:value-type="string" calcext:value-type="string">
            <text:p>SAI1_SC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63" office:value-type="string" calcext:value-type="string">
            <text:p>SAI1_SD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63" office:value-type="string" calcext:value-type="string">
            <text:p>D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63" office:value-type="string" calcext:value-type="string">
            <text:p>D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63" office:value-type="string" calcext:value-type="string">
            <text:p>D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63" office:value-type="string" calcext:value-type="string">
            <text:p>D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63" office:value-type="string" calcext:value-type="string">
            <text:p>D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63" office:value-type="string" calcext:value-type="string">
            <text:p>D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63" office:value-type="string" calcext:value-type="string">
            <text:p>D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63" office:value-type="string" calcext:value-type="string">
            <text:p>D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63" office:value-type="string" calcext:value-type="string">
            <text:p>D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63" office:value-type="string" calcext:value-type="string">
            <text:p>A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63" office:value-type="string" calcext:value-type="string">
            <text:p>A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63" office:value-type="string" calcext:value-type="string">
            <text:p>A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63" office:value-type="string" calcext:value-type="string">
            <text:p>A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63" office:value-type="string" calcext:value-type="string">
            <text:p>A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63" office:value-type="string" calcext:value-type="string">
            <text:p>A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63" office:value-type="string" calcext:value-type="string">
            <text:p>UART7_R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63" office:value-type="string" calcext:value-type="string">
            <text:p>UART7_T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63" office:value-type="string" calcext:value-type="string">
            <text:p>A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63" office:value-type="string" calcext:value-type="string">
            <text:p>A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63" office:value-type="string" calcext:value-type="string">
            <text:p>A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63" office:value-type="string" calcext:value-type="string">
            <text:p>A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63" office:value-type="string" calcext:value-type="string">
            <text:p>A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63" office:value-type="string" calcext:value-type="string">
            <text:p>A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63" office:value-type="string" calcext:value-type="string">
            <text:p>A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63" office:value-type="string" calcext:value-type="string">
            <text:p>A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63" office:value-type="string" calcext:value-type="string">
            <text:p>A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63" office:value-type="string" calcext:value-type="string">
            <text:p>A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5</text:p>
          </table:table-cell>
          <table:table-cell table:number-columns-repeated="1015"/>
        </table:table-row>
        <table:table-row table:style-name="ro9">
          <table:table-cell table:style-name="ce59" office:value-type="string" calcext:value-type="string">
            <text:p>PG6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82" office:value-type="string" calcext:value-type="string">
            <text:p>L4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82" office:value-type="string" calcext:value-type="string">
            <text:p>L5</text:p>
          </table:table-cell>
          <table:table-cell table:style-name="ce85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82" office:value-type="string" calcext:value-type="string">
            <text:p>L6</text:p>
          </table:table-cell>
          <table:table-cell table:style-name="ce85" office:value-type="string" calcext:value-type="string">
            <text:p>UPR2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82" office:value-type="string" calcext:value-type="string">
            <text:p>K1</text:p>
          </table:table-cell>
          <table:table-cell table:style-name="ce85" office:value-type="string" calcext:value-type="string">
            <text:p>UPR3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82" office:value-type="string" calcext:value-type="string">
            <text:p>K2</text:p>
          </table:table-cell>
          <table:table-cell table:style-name="ce85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82" office:value-type="string" calcext:value-type="string">
            <text:p>K3</text:p>
          </table:table-cell>
          <table:table-cell table:style-name="ce85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82" office:value-type="string" calcext:value-type="string">
            <text:p>K4</text:p>
          </table:table-cell>
          <table:table-cell table:style-name="ce85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82" office:value-type="string" calcext:value-type="string">
            <text:p>K5</text:p>
          </table:table-cell>
          <table:table-cell table:style-name="ce85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82" office:value-type="string" calcext:value-type="string">
            <text:p>K6</text:p>
          </table:table-cell>
          <table:table-cell table:style-name="ce85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63" office:value-type="string" calcext:value-type="string">
            <text:p>Z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63" office:value-type="string" calcext:value-type="string">
            <text:p>Z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63" office:value-type="string" calcext:value-type="string">
            <text:p>ETH_CO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63" office:value-type="string" calcext:value-type="string">
            <text:p>I2C2_SC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63" office:value-type="string" calcext:value-type="string">
            <text:p>I2C2_SD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 table:style-name="ce59" office:value-type="string" calcext:value-type="string">
            <text:p>PH7</text:p>
          </table:table-cell>
          <table:table-cell table:style-name="ce63" office:value-type="string" calcext:value-type="string">
            <text:p>I2C3_SCL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CL</text:p>
          </table:table-cell>
          <table:table-cell table:style-name="ce8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63" office:value-type="string" calcext:value-type="string">
            <text:p>D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63" office:value-type="string" calcext:value-type="string">
            <text:p>D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63" office:value-type="string" calcext:value-type="string">
            <text:p>D1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63" office:value-type="string" calcext:value-type="string">
            <text:p>D1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63" office:value-type="string" calcext:value-type="string">
            <text:p>D2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63" office:value-type="string" calcext:value-type="string">
            <text:p>D2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63" office:value-type="string" calcext:value-type="string">
            <text:p>D2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63" office:value-type="string" calcext:value-type="string">
            <text:p>D2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63" office:value-type="string" calcext:value-type="string">
            <text:p>D2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63" office:value-type="string" calcext:value-type="string">
            <text:p>D2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63" office:value-type="string" calcext:value-type="string">
            <text:p>D2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63" office:value-type="string" calcext:value-type="string">
            <text:p>D2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63" office:value-type="string" calcext:value-type="string">
            <text:p>BE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63" office:value-type="string" calcext:value-type="string">
            <text:p>BE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63" office:value-type="string" calcext:value-type="string">
            <text:p>D2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63" office:value-type="string" calcext:value-type="string">
            <text:p>D2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63" office:value-type="string" calcext:value-type="string">
            <text:p>D3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63" office:value-type="string" calcext:value-type="string">
            <text:p>D3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63" office:value-type="string" calcext:value-type="string">
            <text:p>BOO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63" office:value-type="string" calcext:value-type="string">
            <text:p>BYPASS_REG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63" office:value-type="string" calcext:value-type="string">
            <text:p>~RESE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63" office:value-type="string" calcext:value-type="string">
            <text:p>PDRON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63" office:value-type="string" calcext:value-type="string">
            <text:p>VCAP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63" office:value-type="string" calcext:value-type="string">
            <text:p>VCAP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67" office:value-type="string" calcext:value-type="string">
            <text:p>MIC_BIAS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number-columns-repeated="2" table:style-name="ce6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style-name="ce63" office:value-type="string" calcext:value-type="string">
            <text:p>MIC_GNDA</text:p>
          </table:table-cell>
          <table:table-cell table:style-name="ce86" office:value-type="string" calcext:value-type="string">
            <text:p>MIC_IN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63" office:value-type="string" calcext:value-type="string">
            <text:p>MIC2_L</text:p>
          </table:table-cell>
          <table:table-cell table:style-name="ce63" table:number-columns-repeated="5"/>
          <table:table-cell table:style-name="ce63" office:value-type="string" calcext:value-type="string">
            <text:p>MIC2_L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63" office:value-type="string" calcext:value-type="string">
            <text:p>MIC2_R</text:p>
          </table:table-cell>
          <table:table-cell table:style-name="ce63" table:number-columns-repeated="5"/>
          <table:table-cell table:style-name="ce63" office:value-type="string" calcext:value-type="string">
            <text:p>MIC2_R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63" office:value-type="string" calcext:value-type="string">
            <text:p>MIC3_L</text:p>
          </table:table-cell>
          <table:table-cell table:style-name="ce63" table:number-columns-repeated="5"/>
          <table:table-cell table:style-name="ce63" office:value-type="string" calcext:value-type="string">
            <text:p>MIC3_L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68" office:value-type="string" calcext:value-type="string">
            <text:p>MIC_GNDA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MIC3_R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63" office:value-type="string" calcext:value-type="string">
            <text:p>LINE_OUT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LINE_OUT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63"/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LINE_OUT2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63" office:value-type="string" calcext:value-type="string">
            <text:p>HPL_OUT</text:p>
          </table:table-cell>
          <table:table-cell table:style-name="ce63" table:number-columns-repeated="5"/>
          <table:table-cell table:style-name="ce63" office:value-type="string" calcext:value-type="string">
            <text:p>HPL_OUT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63" office:value-type="string" calcext:value-type="string">
            <text:p>HPR_OUT</text:p>
          </table:table-cell>
          <table:table-cell table:style-name="ce63" table:number-columns-repeated="5"/>
          <table:table-cell table:style-name="ce63" office:value-type="string" calcext:value-type="string">
            <text:p>HPR_OUT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8:38:19.3878899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2-25T18:39:04.578206128</dc:date>
    <meta:editing-duration>PT6H32M43S</meta:editing-duration>
    <meta:editing-cycles>82</meta:editing-cycles>
    <meta:document-statistic meta:table-count="1" meta:cell-count="709" meta:object-count="0"/>
  </office:meta>
</office:document-meta>
</file>